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218.81mm" svg:y="72.18mm">
            <loext:p draw:notify-on-update-of-ranges="Tabelle1.A2:Tabelle1.A8 Tabelle1.B2:Tabelle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3.68mm" svg:y="55.45mm">
            <loext:p draw:notify-on-update-of-ranges="Tabelle1.A2:Tabelle1.A8 Tabelle1.C2:Tabelle1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OC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JSX</text:p>
          </table:table-cell>
          <table:table-cell office:value-type="float" office:value="2077" calcext:value-type="float">
            <text:p>2077</text:p>
          </table:table-cell>
          <table:table-cell office:value-type="float" office:value="30" calcext:value-type="float">
            <text:p>30</text:p>
          </table:table-cell>
          <table:table-cell table:formula="of:=[.B2]/[.C2]" office:value-type="float" office:value="69.2333333333333" calcext:value-type="float">
            <text:p>69,2333333333333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461" calcext:value-type="float">
            <text:p>1461</text:p>
          </table:table-cell>
          <table:table-cell office:value-type="float" office:value="17" calcext:value-type="float">
            <text:p>17</text:p>
          </table:table-cell>
          <table:table-cell table:formula="of:=[.B3]/[.C3]" office:value-type="float" office:value="85.9411764705882" calcext:value-type="float">
            <text:p>85,9411764705882</text:p>
          </table:table-cell>
        </table:table-row>
        <table:table-row table:style-name="ro1">
          <table:table-cell office:value-type="string" calcext:value-type="string">
            <text:p>SCSS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table:formula="of:=[.B4]/[.C4]" office:value-type="float" office:value="64.5714285714286" calcext:value-type="float">
            <text:p>64,5714285714286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</text:p>
          </table:table-cell>
          <table:table-cell table:formula="of:=[.B5]/[.C5]"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B7]/[.C7]" office:value-type="float" office:value="25.75" calcext:value-type="float">
            <text:p>25,75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Tabelle1.A1:Tabelle1.C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2:16:23.032000000</meta:creation-date>
    <dc:date>2017-12-19T23:22:41.764000000</dc:date>
    <meta:editing-duration>PT12M57S</meta:editing-duration>
    <meta:editing-cycles>3</meta:editing-cycles>
    <meta:generator>LibreOffice/5.3.6.1$Windows_x86 LibreOffice_project/686f202eff87ef707079aeb7f485847613344eb7</meta:generator>
    <meta:document-statistic meta:table-count="1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family="Roboto" style:font-style-name="Standard" fo:font-size="12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554cm" svg:y="0.315cm" chart:style-name="ch2">
          <text:p>Lines of Code</text:p>
        </chart:title>
        <chart:subtitle svg:x="7.334cm" svg:y="1.249cm" chart:style-name="ch3">
          <text:p>Σ 4708</text:p>
        </chart:subtitle>
        <chart:legend chart:legend-position="end" svg:x="14.292cm" svg:y="2.892cm" style:legend-expansion="high" chart:style-name="ch4"/>
        <chart:plot-area chart:style-name="ch5" table:cell-range-address="Tabelle1.A2:Tabelle1.B8" chart:data-source-has-labels="column" svg:x="0.32cm" svg:y="2.084cm" svg:width="13.652cm" svg:height="6.736cm">
          <chartooo:coordinate-region svg:x="3.778cm" svg:y="2.085cm" svg:width="6.735cm" svg:height="6.735cm"/>
          <chart:axis chart:dimension="x" chart:name="primary-x" chart:style-name="ch6" chartooo:axis-type="auto">
            <chartooo:date-scale/>
            <chart:categories table:cell-range-address="Tabelle1.A2:Tabelle1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B2:Tabelle1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SX</text:p>
                <draw:g>
                  <svg:desc>Tabelle1.A2:Tabelle1.A8</svg:desc>
                </draw:g>
              </table:table-cell>
              <table:table-cell office:value-type="float" office:value="2077">
                <text:p>2077</text:p>
                <draw:g>
                  <svg:desc>Tabelle1.B2:Tabelle1.B8</svg:desc>
                </draw:g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SCSS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XML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family="Roboto" style:font-style-name="Standard" fo:font-size="12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42cm" svg:y="0.315cm" chart:style-name="ch2">
          <text:p>Number of Files</text:p>
        </chart:title>
        <chart:subtitle svg:x="7.546cm" svg:y="1.249cm" chart:style-name="ch3">
          <text:p>Σ 65</text:p>
        </chart:subtitle>
        <chart:legend chart:legend-position="end" svg:x="14.292cm" svg:y="2.892cm" style:legend-expansion="high" chart:style-name="ch4"/>
        <chart:plot-area chart:style-name="ch5" table:cell-range-address="Tabelle1.A2:Tabelle1.A8 Tabelle1.C2:Tabelle1.C8" chart:data-source-has-labels="column" svg:x="0.32cm" svg:y="2.084cm" svg:width="13.652cm" svg:height="6.736cm">
          <chartooo:coordinate-region svg:x="3.778cm" svg:y="2.085cm" svg:width="6.735cm" svg:height="6.735cm"/>
          <chart:axis chart:dimension="x" chart:name="primary-x" chart:style-name="ch6" chartooo:axis-type="auto">
            <chartooo:date-scale/>
            <chart:categories table:cell-range-address="Tabelle1.A2:Tabelle1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C2:Tabelle1.C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JSX</text:p>
                <draw:g>
                  <svg:desc>Tabelle1.A2:Tabelle1.A8</svg:desc>
                </draw:g>
              </table:table-cell>
              <table:table-cell office:value-type="float" office:value="30">
                <text:p>30</text:p>
                <draw:g>
                  <svg:desc>Tabelle1.C2:Tabelle1.C8</svg:desc>
                </draw:g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CS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XM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